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0" table:style-name="ta1">
        <table:shapes>
          <draw:frame draw:z-index="0" draw:style-name="gr1" draw:text-style-name="P1" svg:width="633.34pt" svg:height="441.98pt" svg:x="277.65pt" svg:y="14.31pt">
            <draw:object draw:notify-on-update-of-ranges="t0.A1:t0.A1 t0.A2:t0.A99 t0.B1:t0.B1 t0.B2:t0.B99 t0.A1:t0.A1 t0.A2:t0.A99 t0.C1:t0.C1 t0.C2:t0.C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ocksDB</text:p>
          </table:table-cell>
          <table:table-cell office:value-type="string" calcext:value-type="string">
            <text:p>Tup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6454.172631466" calcext:value-type="float">
            <text:p>146454.172631466</text:p>
          </table:table-cell>
          <table:table-cell office:value-type="float" office:value="116695.037123609" calcext:value-type="float">
            <text:p>116695.0371236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6078.165043682" calcext:value-type="float">
            <text:p>176078.165043682</text:p>
          </table:table-cell>
          <table:table-cell office:value-type="float" office:value="100436.05039605" calcext:value-type="float">
            <text:p>100436.050396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0444.661353752" calcext:value-type="float">
            <text:p>150444.661353752</text:p>
          </table:table-cell>
          <table:table-cell office:value-type="float" office:value="89537.2028764886" calcext:value-type="float">
            <text:p>89537.20287648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8637.496789012" calcext:value-type="float">
            <text:p>158637.496789012</text:p>
          </table:table-cell>
          <table:table-cell office:value-type="float" office:value="90309.5188814857" calcext:value-type="float">
            <text:p>90309.51888148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8998.626779877" calcext:value-type="float">
            <text:p>148998.626779877</text:p>
          </table:table-cell>
          <table:table-cell office:value-type="float" office:value="83067.8135844802" calcext:value-type="float">
            <text:p>83067.81358448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3772.825513566" calcext:value-type="float">
            <text:p>183772.825513566</text:p>
          </table:table-cell>
          <table:table-cell office:value-type="float" office:value="76937.9980918442" calcext:value-type="float">
            <text:p>76937.99809184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1664.530497864" calcext:value-type="float">
            <text:p>171664.530497864</text:p>
          </table:table-cell>
          <table:table-cell office:value-type="float" office:value="78908.0635271112" calcext:value-type="float">
            <text:p>78908.06352711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8256.46806292" calcext:value-type="float">
            <text:p>158256.46806292</text:p>
          </table:table-cell>
          <table:table-cell office:value-type="float" office:value="74104.2343281149" calcext:value-type="float">
            <text:p>74104.23432811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464.382484791" calcext:value-type="float">
            <text:p>101464.382484791</text:p>
          </table:table-cell>
          <table:table-cell office:value-type="float" office:value="71915.9124873411" calcext:value-type="float">
            <text:p>71915.91248734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8465.8404266247" calcext:value-type="float">
            <text:p>98465.8404266247</text:p>
          </table:table-cell>
          <table:table-cell office:value-type="float" office:value="70253.065407995" calcext:value-type="float">
            <text:p>70253.0654079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8341.9622019622" calcext:value-type="float">
            <text:p>98341.9622019622</text:p>
          </table:table-cell>
          <table:table-cell office:value-type="float" office:value="69485.704263482" calcext:value-type="float">
            <text:p>69485.7042634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3269.202400781" calcext:value-type="float">
            <text:p>133269.202400781</text:p>
          </table:table-cell>
          <table:table-cell office:value-type="float" office:value="65632.2493296178" calcext:value-type="float">
            <text:p>65632.24932961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4040.8645970358" calcext:value-type="float">
            <text:p>74040.8645970358</text:p>
          </table:table-cell>
          <table:table-cell office:value-type="float" office:value="67352.4687811681" calcext:value-type="float">
            <text:p>67352.46878116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1545.217018836" calcext:value-type="float">
            <text:p>111545.217018836</text:p>
          </table:table-cell>
          <table:table-cell office:value-type="float" office:value="64360.2898602899" calcext:value-type="float">
            <text:p>64360.28986028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0942.152742153" calcext:value-type="float">
            <text:p>170942.152742153</text:p>
          </table:table-cell>
          <table:table-cell office:value-type="float" office:value="64025.2128585462" calcext:value-type="float">
            <text:p>64025.21285854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839.6385331869" calcext:value-type="float">
            <text:p>77839.6385331869</text:p>
          </table:table-cell>
          <table:table-cell office:value-type="float" office:value="66560.5951872618" calcext:value-type="float">
            <text:p>66560.59518726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1603.3977987693" calcext:value-type="float">
            <text:p>61603.3977987693</text:p>
          </table:table-cell>
          <table:table-cell office:value-type="float" office:value="63302.7144166385" calcext:value-type="float">
            <text:p>63302.71441663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3864.977493549" calcext:value-type="float">
            <text:p>143864.977493549</text:p>
          </table:table-cell>
          <table:table-cell office:value-type="float" office:value="62727.0207270207" calcext:value-type="float">
            <text:p>62727.02072702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2407.408459759" calcext:value-type="float">
            <text:p>132407.408459759</text:p>
          </table:table-cell>
          <table:table-cell office:value-type="float" office:value="62766.9059196498" calcext:value-type="float">
            <text:p>62766.90591964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5521.838667672" calcext:value-type="float">
            <text:p>105521.838667672</text:p>
          </table:table-cell>
          <table:table-cell office:value-type="float" office:value="61763.38511714" calcext:value-type="float">
            <text:p>61763.385117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559.596992029" calcext:value-type="float">
            <text:p>131559.596992029</text:p>
          </table:table-cell>
          <table:table-cell office:value-type="float" office:value="61259.0818516745" calcext:value-type="float">
            <text:p>61259.08185167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7466.5542265542" calcext:value-type="float">
            <text:p>67466.5542265542</text:p>
          </table:table-cell>
          <table:table-cell office:value-type="float" office:value="58857.4007282671" calcext:value-type="float">
            <text:p>58857.40072826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4091.5526574588" calcext:value-type="float">
            <text:p>74091.5526574588</text:p>
          </table:table-cell>
          <table:table-cell office:value-type="float" office:value="60727.1663541977" calcext:value-type="float">
            <text:p>60727.166354197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9733.147850795" calcext:value-type="float">
            <text:p>149733.147850795</text:p>
          </table:table-cell>
          <table:table-cell office:value-type="float" office:value="60494.8625791999" calcext:value-type="float">
            <text:p>60494.8625791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5555.5732049239" calcext:value-type="float">
            <text:p>65555.5732049239</text:p>
          </table:table-cell>
          <table:table-cell office:value-type="float" office:value="57859.3692758063" calcext:value-type="float">
            <text:p>57859.369275806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0255.7759594797" calcext:value-type="float">
            <text:p>90255.7759594797</text:p>
          </table:table-cell>
          <table:table-cell office:value-type="float" office:value="60154.5463075113" calcext:value-type="float">
            <text:p>60154.54630751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3213.6316773998" calcext:value-type="float">
            <text:p>73213.6316773998</text:p>
          </table:table-cell>
          <table:table-cell office:value-type="float" office:value="57563.4668278346" calcext:value-type="float">
            <text:p>57563.466827834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8752.0974395974" calcext:value-type="float">
            <text:p>78752.0974395974</text:p>
          </table:table-cell>
          <table:table-cell office:value-type="float" office:value="57441.2308598355" calcext:value-type="float">
            <text:p>57441.23085983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6959.7977706086" calcext:value-type="float">
            <text:p>66959.7977706086</text:p>
          </table:table-cell>
          <table:table-cell office:value-type="float" office:value="58870.1335841839" calcext:value-type="float">
            <text:p>58870.133584183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472.5057092473" calcext:value-type="float">
            <text:p>74472.5057092473</text:p>
          </table:table-cell>
          <table:table-cell office:value-type="float" office:value="56930.9882006511" calcext:value-type="float">
            <text:p>56930.98820065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966.9747089102" calcext:value-type="float">
            <text:p>80966.9747089102</text:p>
          </table:table-cell>
          <table:table-cell office:value-type="float" office:value="56783.4959539505" calcext:value-type="float">
            <text:p>56783.49595395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8082.2721047602" calcext:value-type="float">
            <text:p>58082.2721047602</text:p>
          </table:table-cell>
          <table:table-cell office:value-type="float" office:value="58270.3484938779" calcext:value-type="float">
            <text:p>58270.34849387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3730.2088686484" calcext:value-type="float">
            <text:p>73730.2088686484</text:p>
          </table:table-cell>
          <table:table-cell office:value-type="float" office:value="56315.4235850865" calcext:value-type="float">
            <text:p>56315.423585086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2820.2763758319" calcext:value-type="float">
            <text:p>62820.2763758319</text:p>
          </table:table-cell>
          <table:table-cell office:value-type="float" office:value="55775.0422132445" calcext:value-type="float">
            <text:p>55775.04221324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686.7009074801" calcext:value-type="float">
            <text:p>64686.7009074801</text:p>
          </table:table-cell>
          <table:table-cell office:value-type="float" office:value="55253.8619902227" calcext:value-type="float">
            <text:p>55253.86199022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7306.8956154804" calcext:value-type="float">
            <text:p>57306.8956154804</text:p>
          </table:table-cell>
          <table:table-cell office:value-type="float" office:value="55301.3941929927" calcext:value-type="float">
            <text:p>55301.394192992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6108.4073237919" calcext:value-type="float">
            <text:p>76108.4073237919</text:p>
          </table:table-cell>
          <table:table-cell office:value-type="float" office:value="53764.7921518889" calcext:value-type="float">
            <text:p>53764.792151888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6238.2618562394" calcext:value-type="float">
            <text:p>56238.2618562394</text:p>
          </table:table-cell>
          <table:table-cell office:value-type="float" office:value="53564.9992990418" calcext:value-type="float">
            <text:p>53564.99929904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5955.7211001895" calcext:value-type="float">
            <text:p>45955.7211001895</text:p>
          </table:table-cell>
          <table:table-cell office:value-type="float" office:value="53753.7927430401" calcext:value-type="float">
            <text:p>53753.79274304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3346.2577705002" calcext:value-type="float">
            <text:p>73346.2577705002</text:p>
          </table:table-cell>
          <table:table-cell office:value-type="float" office:value="51748.97664481" calcext:value-type="float">
            <text:p>51748.976644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8787.3200315061" calcext:value-type="float">
            <text:p>58787.3200315061</text:p>
          </table:table-cell>
          <table:table-cell office:value-type="float" office:value="53627.0982168397" calcext:value-type="float">
            <text:p>53627.098216839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2745.5431178835" calcext:value-type="float">
            <text:p>52745.5431178835</text:p>
          </table:table-cell>
          <table:table-cell office:value-type="float" office:value="51316.9988637316" calcext:value-type="float">
            <text:p>51316.99886373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6776.9131928862" calcext:value-type="float">
            <text:p>56776.9131928862</text:p>
          </table:table-cell>
          <table:table-cell office:value-type="float" office:value="50674.0742290964" calcext:value-type="float">
            <text:p>50674.074229096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1303.4880326547" calcext:value-type="float">
            <text:p>51303.4880326547</text:p>
          </table:table-cell>
          <table:table-cell office:value-type="float" office:value="49992.3977531073" calcext:value-type="float">
            <text:p>49992.39775310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8654.7202737679" calcext:value-type="float">
            <text:p>48654.7202737679</text:p>
          </table:table-cell>
          <table:table-cell office:value-type="float" office:value="50080.0967800968" calcext:value-type="float">
            <text:p>50080.096780096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143.7697896031" calcext:value-type="float">
            <text:p>51143.7697896031</text:p>
          </table:table-cell>
          <table:table-cell office:value-type="float" office:value="49781.6704233803" calcext:value-type="float">
            <text:p>49781.670423380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7696.1493942626" calcext:value-type="float">
            <text:p>47696.1493942626</text:p>
          </table:table-cell>
          <table:table-cell office:value-type="float" office:value="49362.5313977191" calcext:value-type="float">
            <text:p>49362.53139771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6373.6783791756" calcext:value-type="float">
            <text:p>46373.6783791756</text:p>
          </table:table-cell>
          <table:table-cell office:value-type="float" office:value="49580.2419980955" calcext:value-type="float">
            <text:p>49580.241998095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6023.870063401" calcext:value-type="float">
            <text:p>46023.870063401</text:p>
          </table:table-cell>
          <table:table-cell office:value-type="float" office:value="48419.5988178705" calcext:value-type="float">
            <text:p>48419.598817870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3504.3296173731" calcext:value-type="float">
            <text:p>43504.3296173731</text:p>
          </table:table-cell>
          <table:table-cell office:value-type="float" office:value="46737.3819242978" calcext:value-type="float">
            <text:p>46737.38192429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3384.2448228413" calcext:value-type="float">
            <text:p>43384.2448228413</text:p>
          </table:table-cell>
          <table:table-cell office:value-type="float" office:value="47179.1363866836" calcext:value-type="float">
            <text:p>47179.13638668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1869.4222495875" calcext:value-type="float">
            <text:p>41869.4222495875</text:p>
          </table:table-cell>
          <table:table-cell office:value-type="float" office:value="47774.7609162704" calcext:value-type="float">
            <text:p>47774.760916270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2366.6169221725" calcext:value-type="float">
            <text:p>42366.6169221725</text:p>
          </table:table-cell>
          <table:table-cell office:value-type="float" office:value="45822.0487712366" calcext:value-type="float">
            <text:p>45822.048771236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0852.526786953" calcext:value-type="float">
            <text:p>40852.526786953</text:p>
          </table:table-cell>
          <table:table-cell office:value-type="float" office:value="45973.3149005876" calcext:value-type="float">
            <text:p>45973.31490058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109.8308700889" calcext:value-type="float">
            <text:p>43109.8308700889</text:p>
          </table:table-cell>
          <table:table-cell office:value-type="float" office:value="45179.9702711848" calcext:value-type="float">
            <text:p>45179.970271184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6682.5586367057" calcext:value-type="float">
            <text:p>36682.5586367057</text:p>
          </table:table-cell>
          <table:table-cell office:value-type="float" office:value="45343.0319736626" calcext:value-type="float">
            <text:p>45343.031973662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5774.2550004539" calcext:value-type="float">
            <text:p>35774.2550004539</text:p>
          </table:table-cell>
          <table:table-cell office:value-type="float" office:value="45083.9925133039" calcext:value-type="float">
            <text:p>45083.992513303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8214.1190463655" calcext:value-type="float">
            <text:p>38214.1190463655</text:p>
          </table:table-cell>
          <table:table-cell office:value-type="float" office:value="44795.9002219611" calcext:value-type="float">
            <text:p>44795.90022196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661.3805205354" calcext:value-type="float">
            <text:p>34661.3805205354</text:p>
          </table:table-cell>
          <table:table-cell office:value-type="float" office:value="43008.0531526199" calcext:value-type="float">
            <text:p>43008.053152619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729.834656215" calcext:value-type="float">
            <text:p>30729.834656215</text:p>
          </table:table-cell>
          <table:table-cell office:value-type="float" office:value="44354.2619471823" calcext:value-type="float">
            <text:p>44354.261947182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533.6817948283" calcext:value-type="float">
            <text:p>32533.6817948283</text:p>
          </table:table-cell>
          <table:table-cell office:value-type="float" office:value="42409.7849482465" calcext:value-type="float">
            <text:p>42409.784948246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1661.3428344239" calcext:value-type="float">
            <text:p>31661.3428344239</text:p>
          </table:table-cell>
          <table:table-cell office:value-type="float" office:value="43391.0060344843" calcext:value-type="float">
            <text:p>43391.006034484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1235.1906240795" calcext:value-type="float">
            <text:p>31235.1906240795</text:p>
          </table:table-cell>
          <table:table-cell office:value-type="float" office:value="42411.9511316484" calcext:value-type="float">
            <text:p>42411.951131648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735.9016427339" calcext:value-type="float">
            <text:p>30735.9016427339</text:p>
          </table:table-cell>
          <table:table-cell office:value-type="float" office:value="41904.500317038" calcext:value-type="float">
            <text:p>41904.5003170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682.2377294508" calcext:value-type="float">
            <text:p>30682.2377294508</text:p>
          </table:table-cell>
          <table:table-cell office:value-type="float" office:value="41575.7631340964" calcext:value-type="float">
            <text:p>41575.763134096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720.9772253553" calcext:value-type="float">
            <text:p>25720.9772253553</text:p>
          </table:table-cell>
          <table:table-cell office:value-type="float" office:value="41297.7075952283" calcext:value-type="float">
            <text:p>41297.707595228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554.7159886783" calcext:value-type="float">
            <text:p>31554.7159886783</text:p>
          </table:table-cell>
          <table:table-cell office:value-type="float" office:value="39571.8780993008" calcext:value-type="float">
            <text:p>39571.878099300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640.5264854463" calcext:value-type="float">
            <text:p>26640.5264854463</text:p>
          </table:table-cell>
          <table:table-cell office:value-type="float" office:value="40926.3149390245" calcext:value-type="float">
            <text:p>40926.314939024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241.0683612293" calcext:value-type="float">
            <text:p>25241.0683612293</text:p>
          </table:table-cell>
          <table:table-cell office:value-type="float" office:value="39754.6558022749" calcext:value-type="float">
            <text:p>39754.655802274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005.0910971317" calcext:value-type="float">
            <text:p>25005.0910971317</text:p>
          </table:table-cell>
          <table:table-cell office:value-type="float" office:value="40220.0991882573" calcext:value-type="float">
            <text:p>40220.099188257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6887.6085650279" calcext:value-type="float">
            <text:p>26887.6085650279</text:p>
          </table:table-cell>
          <table:table-cell office:value-type="float" office:value="38875.5249038082" calcext:value-type="float">
            <text:p>38875.524903808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1959.2370864301" calcext:value-type="float">
            <text:p>21959.2370864301</text:p>
          </table:table-cell>
          <table:table-cell office:value-type="float" office:value="38451.1885477891" calcext:value-type="float">
            <text:p>38451.188547789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7895.2383142327" calcext:value-type="float">
            <text:p>27895.2383142327</text:p>
          </table:table-cell>
          <table:table-cell office:value-type="float" office:value="38444.0481263949" calcext:value-type="float">
            <text:p>38444.048126394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3724.6587174561" calcext:value-type="float">
            <text:p>23724.6587174561</text:p>
          </table:table-cell>
          <table:table-cell office:value-type="float" office:value="38320.0516559295" calcext:value-type="float">
            <text:p>38320.05165592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124.3762135929" calcext:value-type="float">
            <text:p>25124.3762135929</text:p>
          </table:table-cell>
          <table:table-cell office:value-type="float" office:value="37856.4898110353" calcext:value-type="float">
            <text:p>37856.489811035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753.7203741226" calcext:value-type="float">
            <text:p>23753.7203741226</text:p>
          </table:table-cell>
          <table:table-cell office:value-type="float" office:value="36587.9030925176" calcext:value-type="float">
            <text:p>36587.903092517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390.8430360043" calcext:value-type="float">
            <text:p>23390.8430360043</text:p>
          </table:table-cell>
          <table:table-cell office:value-type="float" office:value="37382.7481346278" calcext:value-type="float">
            <text:p>37382.748134627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473.2706183804" calcext:value-type="float">
            <text:p>20473.2706183804</text:p>
          </table:table-cell>
          <table:table-cell office:value-type="float" office:value="35951.1816859041" calcext:value-type="float">
            <text:p>35951.181685904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3406.5767342538" calcext:value-type="float">
            <text:p>23406.5767342538</text:p>
          </table:table-cell>
          <table:table-cell office:value-type="float" office:value="35963.6677565249" calcext:value-type="float">
            <text:p>35963.667756524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527.9379146567" calcext:value-type="float">
            <text:p>19527.9379146567</text:p>
          </table:table-cell>
          <table:table-cell office:value-type="float" office:value="35392.5524406383" calcext:value-type="float">
            <text:p>35392.552440638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617.0120275811" calcext:value-type="float">
            <text:p>20617.0120275811</text:p>
          </table:table-cell>
          <table:table-cell office:value-type="float" office:value="34275.8225873862" calcext:value-type="float">
            <text:p>34275.822587386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887.4976626914" calcext:value-type="float">
            <text:p>19887.4976626914</text:p>
          </table:table-cell>
          <table:table-cell office:value-type="float" office:value="34927.7335318342" calcext:value-type="float">
            <text:p>34927.733531834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9155.8738576913" calcext:value-type="float">
            <text:p>19155.8738576913</text:p>
          </table:table-cell>
          <table:table-cell office:value-type="float" office:value="34026.8907718572" calcext:value-type="float">
            <text:p>34026.890771857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9539.1022318191" calcext:value-type="float">
            <text:p>19539.1022318191</text:p>
          </table:table-cell>
          <table:table-cell office:value-type="float" office:value="34517.7882138019" calcext:value-type="float">
            <text:p>34517.788213801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9284.2501880963" calcext:value-type="float">
            <text:p>19284.2501880963</text:p>
          </table:table-cell>
          <table:table-cell office:value-type="float" office:value="33129.1184533588" calcext:value-type="float">
            <text:p>33129.118453358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8103.8458683386" calcext:value-type="float">
            <text:p>18103.8458683386</text:p>
          </table:table-cell>
          <table:table-cell office:value-type="float" office:value="32226.7226544261" calcext:value-type="float">
            <text:p>32226.72265442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686.0939393492" calcext:value-type="float">
            <text:p>16686.0939393492</text:p>
          </table:table-cell>
          <table:table-cell office:value-type="float" office:value="32889.6824647699" calcext:value-type="float">
            <text:p>32889.682464769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7289.8981771072" calcext:value-type="float">
            <text:p>17289.8981771072</text:p>
          </table:table-cell>
          <table:table-cell office:value-type="float" office:value="32744.0685101396" calcext:value-type="float">
            <text:p>32744.068510139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8280.665541695" calcext:value-type="float">
            <text:p>18280.665541695</text:p>
          </table:table-cell>
          <table:table-cell office:value-type="float" office:value="31969.6498772824" calcext:value-type="float">
            <text:p>31969.649877282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6315.8733756056" calcext:value-type="float">
            <text:p>16315.8733756056</text:p>
          </table:table-cell>
          <table:table-cell office:value-type="float" office:value="31145.229490988" calcext:value-type="float">
            <text:p>31145.22949098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339.4916749966" calcext:value-type="float">
            <text:p>16339.4916749966</text:p>
          </table:table-cell>
          <table:table-cell office:value-type="float" office:value="31139.5730762982" calcext:value-type="float">
            <text:p>31139.573076298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903.7606928981" calcext:value-type="float">
            <text:p>15903.7606928981</text:p>
          </table:table-cell>
          <table:table-cell office:value-type="float" office:value="30335.7804520825" calcext:value-type="float">
            <text:p>30335.780452082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710.433276805" calcext:value-type="float">
            <text:p>14710.433276805</text:p>
          </table:table-cell>
          <table:table-cell office:value-type="float" office:value="30912.8999005542" calcext:value-type="float">
            <text:p>30912.899900554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634.4161132649" calcext:value-type="float">
            <text:p>14634.4161132649</text:p>
          </table:table-cell>
          <table:table-cell office:value-type="float" office:value="30579.3937057533" calcext:value-type="float">
            <text:p>30579.39370575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368.0312157499" calcext:value-type="float">
            <text:p>14368.0312157499</text:p>
          </table:table-cell>
          <table:table-cell office:value-type="float" office:value="30254.4581315124" calcext:value-type="float">
            <text:p>30254.458131512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660.6191496902" calcext:value-type="float">
            <text:p>13660.6191496902</text:p>
          </table:table-cell>
          <table:table-cell office:value-type="float" office:value="30005.8914439857" calcext:value-type="float">
            <text:p>30005.891443985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995.501094384" calcext:value-type="float">
            <text:p>12995.501094384</text:p>
          </table:table-cell>
          <table:table-cell office:value-type="float" office:value="30008.1155936277" calcext:value-type="float">
            <text:p>30008.115593627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858.5759691158" calcext:value-type="float">
            <text:p>12858.5759691158</text:p>
          </table:table-cell>
          <table:table-cell office:value-type="float" office:value="28680.7685582992" calcext:value-type="float">
            <text:p>28680.7685582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4T08:08:15.461000000</dc:date>
    <meta:editing-duration>PT4M4S</meta:editing-duration>
    <meta:editing-cycles>1</meta:editing-cycles>
    <meta:document-statistic meta:table-count="1" meta:cell-count="296" meta:object-count="1"/>
    <meta:generator>LibreOffice/6.0.2.1$Windows_X86_64 LibreOffice_project/f7f06a8f319e4b62f9bc5095aa112a65d2f3ac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344cm" svg:height="15.593cm" xlink:href=".." xlink:type="simple" chart:class="chart:scatter" chart:style-name="ch1">
        <chart:title svg:x="8.443cm" svg:y="0.447cm" chart:style-name="ch2">
          <text:p>960 Pro random insert rate</text:p>
        </chart:title>
        <chart:subtitle svg:x="8.522cm" svg:y="1.537cm" chart:style-name="ch3">
          <text:p>key: 8 bytes, value: 500 bytes</text:p>
        </chart:subtitle>
        <chart:legend chart:legend-position="end" svg:x="19.545cm" svg:y="7.248cm" style:legend-expansion="high" chart:style-name="ch4"/>
        <chart:plot-area chart:style-name="ch5" table:cell-range-address="t0.A1:t0.C99" chart:data-source-has-labels="row" svg:x="1.457cm" svg:y="2.531cm" svg:width="17.642cm" svg:height="11.77cm">
          <chartooo:coordinate-region svg:x="2.634cm" svg:y="2.731cm" svg:width="16cm" svg:height="10.923cm"/>
          <chart:axis chart:dimension="x" chart:name="primary-x" chart:style-name="ch6">
            <chart:title svg:x="7.813cm" svg:y="14.612cm" chart:style-name="ch7">
              <text:p>Total number of records (millions)</text:p>
            </chart:title>
            <chart:grid chart:style-name="ch8" chart:class="major"/>
          </chart:axis>
          <chart:axis chart:dimension="y" chart:name="primary-y" chart:style-name="ch9">
            <chart:title svg:x="0.451cm" svg:y="9.796cm" chart:style-name="ch10">
              <text:p>Inserts per second</text:p>
            </chart:title>
            <chart:grid chart:style-name="ch8" chart:class="major"/>
          </chart:axis>
          <chart:series chart:style-name="ch11" chart:values-cell-range-address="t0.B2:t0.B99" chart:label-cell-address="t0.B1:t0.B1" chart:class="chart:scatter">
            <chart:domain table:cell-range-address="t0.A2:t0.A99"/>
            <chart:data-point chart:repeated="98"/>
          </chart:series>
          <chart:series chart:style-name="ch12" chart:values-cell-range-address="t0.C2:t0.C99" chart:label-cell-address="t0.C1:t0.C1" chart:class="chart:scatter">
            <chart:data-point chart:repeated="9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cksDB</text:p>
                <draw:g>
                  <svg:desc>t0.B1:t0.B1</svg:desc>
                </draw:g>
              </table:table-cell>
              <table:table-cell office:value-type="string">
                <text:p>Tupl</text:p>
                <draw:g>
                  <svg:desc>t0.C1:t0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t0.A2:t0.A99</svg:desc>
                </draw:g>
              </table:table-cell>
              <table:table-cell office:value-type="float" office:value="146454.172631466">
                <text:p>146454.172631466</text:p>
                <draw:g>
                  <svg:desc>t0.B2:t0.B99</svg:desc>
                </draw:g>
              </table:table-cell>
              <table:table-cell office:value-type="float" office:value="116695.037123609">
                <text:p>116695.037123609</text:p>
                <draw:g>
                  <svg:desc>t0.C2:t0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76078.165043682">
                <text:p>176078.165043682</text:p>
              </table:table-cell>
              <table:table-cell office:value-type="float" office:value="100436.05039605">
                <text:p>100436.05039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50444.661353752">
                <text:p>150444.661353752</text:p>
              </table:table-cell>
              <table:table-cell office:value-type="float" office:value="89537.2028764886">
                <text:p>89537.2028764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158637.496789012">
                <text:p>158637.496789012</text:p>
              </table:table-cell>
              <table:table-cell office:value-type="float" office:value="90309.5188814857">
                <text:p>90309.5188814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48998.626779877">
                <text:p>148998.626779877</text:p>
              </table:table-cell>
              <table:table-cell office:value-type="float" office:value="83067.8135844802">
                <text:p>83067.8135844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183772.825513566">
                <text:p>183772.825513566</text:p>
              </table:table-cell>
              <table:table-cell office:value-type="float" office:value="76937.9980918442">
                <text:p>76937.9980918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71664.530497864">
                <text:p>171664.530497864</text:p>
              </table:table-cell>
              <table:table-cell office:value-type="float" office:value="78908.0635271112">
                <text:p>78908.0635271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158256.46806292">
                <text:p>158256.46806292</text:p>
              </table:table-cell>
              <table:table-cell office:value-type="float" office:value="74104.2343281149">
                <text:p>74104.2343281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101464.382484791">
                <text:p>101464.382484791</text:p>
              </table:table-cell>
              <table:table-cell office:value-type="float" office:value="71915.9124873411">
                <text:p>71915.9124873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98465.8404266247">
                <text:p>98465.8404266247</text:p>
              </table:table-cell>
              <table:table-cell office:value-type="float" office:value="70253.065407995">
                <text:p>70253.065407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98341.9622019622">
                <text:p>98341.9622019622</text:p>
              </table:table-cell>
              <table:table-cell office:value-type="float" office:value="69485.704263482">
                <text:p>69485.7042634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33269.202400781">
                <text:p>133269.202400781</text:p>
              </table:table-cell>
              <table:table-cell office:value-type="float" office:value="65632.2493296178">
                <text:p>65632.2493296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74040.8645970358">
                <text:p>74040.8645970358</text:p>
              </table:table-cell>
              <table:table-cell office:value-type="float" office:value="67352.4687811681">
                <text:p>67352.46878116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111545.217018836">
                <text:p>111545.217018836</text:p>
              </table:table-cell>
              <table:table-cell office:value-type="float" office:value="64360.2898602899">
                <text:p>64360.2898602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70942.152742153">
                <text:p>170942.152742153</text:p>
              </table:table-cell>
              <table:table-cell office:value-type="float" office:value="64025.2128585462">
                <text:p>64025.2128585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">
                <text:p>105</text:p>
              </table:table-cell>
              <table:table-cell office:value-type="float" office:value="77839.6385331869">
                <text:p>77839.6385331869</text:p>
              </table:table-cell>
              <table:table-cell office:value-type="float" office:value="66560.5951872618">
                <text:p>66560.5951872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61603.3977987693">
                <text:p>61603.3977987693</text:p>
              </table:table-cell>
              <table:table-cell office:value-type="float" office:value="63302.7144166385">
                <text:p>63302.7144166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5">
                <text:p>115</text:p>
              </table:table-cell>
              <table:table-cell office:value-type="float" office:value="143864.977493549">
                <text:p>143864.977493549</text:p>
              </table:table-cell>
              <table:table-cell office:value-type="float" office:value="62727.0207270207">
                <text:p>62727.0207270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">
                <text:p>120</text:p>
              </table:table-cell>
              <table:table-cell office:value-type="float" office:value="132407.408459759">
                <text:p>132407.408459759</text:p>
              </table:table-cell>
              <table:table-cell office:value-type="float" office:value="62766.9059196498">
                <text:p>62766.90591964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105521.838667672">
                <text:p>105521.838667672</text:p>
              </table:table-cell>
              <table:table-cell office:value-type="float" office:value="61763.38511714">
                <text:p>61763.385117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">
                <text:p>130</text:p>
              </table:table-cell>
              <table:table-cell office:value-type="float" office:value="131559.596992029">
                <text:p>131559.596992029</text:p>
              </table:table-cell>
              <table:table-cell office:value-type="float" office:value="61259.0818516745">
                <text:p>61259.0818516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">
                <text:p>135</text:p>
              </table:table-cell>
              <table:table-cell office:value-type="float" office:value="67466.5542265542">
                <text:p>67466.5542265542</text:p>
              </table:table-cell>
              <table:table-cell office:value-type="float" office:value="58857.4007282671">
                <text:p>58857.40072826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0">
                <text:p>140</text:p>
              </table:table-cell>
              <table:table-cell office:value-type="float" office:value="74091.5526574588">
                <text:p>74091.5526574588</text:p>
              </table:table-cell>
              <table:table-cell office:value-type="float" office:value="60727.1663541977">
                <text:p>60727.16635419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">
                <text:p>145</text:p>
              </table:table-cell>
              <table:table-cell office:value-type="float" office:value="149733.147850795">
                <text:p>149733.147850795</text:p>
              </table:table-cell>
              <table:table-cell office:value-type="float" office:value="60494.8625791999">
                <text:p>60494.8625791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65555.5732049239">
                <text:p>65555.5732049239</text:p>
              </table:table-cell>
              <table:table-cell office:value-type="float" office:value="57859.3692758063">
                <text:p>57859.36927580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">
                <text:p>155</text:p>
              </table:table-cell>
              <table:table-cell office:value-type="float" office:value="90255.7759594797">
                <text:p>90255.7759594797</text:p>
              </table:table-cell>
              <table:table-cell office:value-type="float" office:value="60154.5463075113">
                <text:p>60154.5463075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0">
                <text:p>160</text:p>
              </table:table-cell>
              <table:table-cell office:value-type="float" office:value="73213.6316773998">
                <text:p>73213.6316773998</text:p>
              </table:table-cell>
              <table:table-cell office:value-type="float" office:value="57563.4668278346">
                <text:p>57563.4668278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5">
                <text:p>165</text:p>
              </table:table-cell>
              <table:table-cell office:value-type="float" office:value="78752.0974395974">
                <text:p>78752.0974395974</text:p>
              </table:table-cell>
              <table:table-cell office:value-type="float" office:value="57441.2308598355">
                <text:p>57441.23085983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0">
                <text:p>170</text:p>
              </table:table-cell>
              <table:table-cell office:value-type="float" office:value="66959.7977706086">
                <text:p>66959.7977706086</text:p>
              </table:table-cell>
              <table:table-cell office:value-type="float" office:value="58870.1335841839">
                <text:p>58870.13358418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">
                <text:p>175</text:p>
              </table:table-cell>
              <table:table-cell office:value-type="float" office:value="74472.5057092473">
                <text:p>74472.5057092473</text:p>
              </table:table-cell>
              <table:table-cell office:value-type="float" office:value="56930.9882006511">
                <text:p>56930.9882006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0">
                <text:p>180</text:p>
              </table:table-cell>
              <table:table-cell office:value-type="float" office:value="80966.9747089102">
                <text:p>80966.9747089102</text:p>
              </table:table-cell>
              <table:table-cell office:value-type="float" office:value="56783.4959539505">
                <text:p>56783.49595395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5">
                <text:p>185</text:p>
              </table:table-cell>
              <table:table-cell office:value-type="float" office:value="58082.2721047602">
                <text:p>58082.2721047602</text:p>
              </table:table-cell>
              <table:table-cell office:value-type="float" office:value="58270.3484938779">
                <text:p>58270.34849387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0">
                <text:p>190</text:p>
              </table:table-cell>
              <table:table-cell office:value-type="float" office:value="73730.2088686484">
                <text:p>73730.2088686484</text:p>
              </table:table-cell>
              <table:table-cell office:value-type="float" office:value="56315.4235850865">
                <text:p>56315.42358508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">
                <text:p>195</text:p>
              </table:table-cell>
              <table:table-cell office:value-type="float" office:value="62820.2763758319">
                <text:p>62820.2763758319</text:p>
              </table:table-cell>
              <table:table-cell office:value-type="float" office:value="55775.0422132445">
                <text:p>55775.0422132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">
                <text:p>200</text:p>
              </table:table-cell>
              <table:table-cell office:value-type="float" office:value="64686.7009074801">
                <text:p>64686.7009074801</text:p>
              </table:table-cell>
              <table:table-cell office:value-type="float" office:value="55253.8619902227">
                <text:p>55253.86199022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5">
                <text:p>205</text:p>
              </table:table-cell>
              <table:table-cell office:value-type="float" office:value="57306.8956154804">
                <text:p>57306.8956154804</text:p>
              </table:table-cell>
              <table:table-cell office:value-type="float" office:value="55301.3941929927">
                <text:p>55301.39419299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0">
                <text:p>210</text:p>
              </table:table-cell>
              <table:table-cell office:value-type="float" office:value="76108.4073237919">
                <text:p>76108.4073237919</text:p>
              </table:table-cell>
              <table:table-cell office:value-type="float" office:value="53764.7921518889">
                <text:p>53764.7921518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5">
                <text:p>215</text:p>
              </table:table-cell>
              <table:table-cell office:value-type="float" office:value="56238.2618562394">
                <text:p>56238.2618562394</text:p>
              </table:table-cell>
              <table:table-cell office:value-type="float" office:value="53564.9992990418">
                <text:p>53564.99929904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0">
                <text:p>220</text:p>
              </table:table-cell>
              <table:table-cell office:value-type="float" office:value="45955.7211001895">
                <text:p>45955.7211001895</text:p>
              </table:table-cell>
              <table:table-cell office:value-type="float" office:value="53753.7927430401">
                <text:p>53753.79274304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5">
                <text:p>225</text:p>
              </table:table-cell>
              <table:table-cell office:value-type="float" office:value="73346.2577705002">
                <text:p>73346.2577705002</text:p>
              </table:table-cell>
              <table:table-cell office:value-type="float" office:value="51748.97664481">
                <text:p>51748.97664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0">
                <text:p>230</text:p>
              </table:table-cell>
              <table:table-cell office:value-type="float" office:value="58787.3200315061">
                <text:p>58787.3200315061</text:p>
              </table:table-cell>
              <table:table-cell office:value-type="float" office:value="53627.0982168397">
                <text:p>53627.09821683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5">
                <text:p>235</text:p>
              </table:table-cell>
              <table:table-cell office:value-type="float" office:value="52745.5431178835">
                <text:p>52745.5431178835</text:p>
              </table:table-cell>
              <table:table-cell office:value-type="float" office:value="51316.9988637316">
                <text:p>51316.99886373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">
                <text:p>240</text:p>
              </table:table-cell>
              <table:table-cell office:value-type="float" office:value="56776.9131928862">
                <text:p>56776.9131928862</text:p>
              </table:table-cell>
              <table:table-cell office:value-type="float" office:value="50674.0742290964">
                <text:p>50674.07422909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5">
                <text:p>245</text:p>
              </table:table-cell>
              <table:table-cell office:value-type="float" office:value="51303.4880326547">
                <text:p>51303.4880326547</text:p>
              </table:table-cell>
              <table:table-cell office:value-type="float" office:value="49992.3977531073">
                <text:p>49992.39775310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0">
                <text:p>250</text:p>
              </table:table-cell>
              <table:table-cell office:value-type="float" office:value="48654.7202737679">
                <text:p>48654.7202737679</text:p>
              </table:table-cell>
              <table:table-cell office:value-type="float" office:value="50080.0967800968">
                <text:p>50080.09678009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">
                <text:p>255</text:p>
              </table:table-cell>
              <table:table-cell office:value-type="float" office:value="51143.7697896031">
                <text:p>51143.7697896031</text:p>
              </table:table-cell>
              <table:table-cell office:value-type="float" office:value="49781.6704233803">
                <text:p>49781.67042338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0">
                <text:p>260</text:p>
              </table:table-cell>
              <table:table-cell office:value-type="float" office:value="47696.1493942626">
                <text:p>47696.1493942626</text:p>
              </table:table-cell>
              <table:table-cell office:value-type="float" office:value="49362.5313977191">
                <text:p>49362.53139771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5">
                <text:p>265</text:p>
              </table:table-cell>
              <table:table-cell office:value-type="float" office:value="46373.6783791756">
                <text:p>46373.6783791756</text:p>
              </table:table-cell>
              <table:table-cell office:value-type="float" office:value="49580.2419980955">
                <text:p>49580.2419980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0">
                <text:p>270</text:p>
              </table:table-cell>
              <table:table-cell office:value-type="float" office:value="46023.870063401">
                <text:p>46023.870063401</text:p>
              </table:table-cell>
              <table:table-cell office:value-type="float" office:value="48419.5988178705">
                <text:p>48419.59881787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5">
                <text:p>275</text:p>
              </table:table-cell>
              <table:table-cell office:value-type="float" office:value="43504.3296173731">
                <text:p>43504.3296173731</text:p>
              </table:table-cell>
              <table:table-cell office:value-type="float" office:value="46737.3819242978">
                <text:p>46737.38192429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0">
                <text:p>280</text:p>
              </table:table-cell>
              <table:table-cell office:value-type="float" office:value="43384.2448228413">
                <text:p>43384.2448228413</text:p>
              </table:table-cell>
              <table:table-cell office:value-type="float" office:value="47179.1363866836">
                <text:p>47179.1363866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5">
                <text:p>285</text:p>
              </table:table-cell>
              <table:table-cell office:value-type="float" office:value="41869.4222495875">
                <text:p>41869.4222495875</text:p>
              </table:table-cell>
              <table:table-cell office:value-type="float" office:value="47774.7609162704">
                <text:p>47774.76091627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0">
                <text:p>290</text:p>
              </table:table-cell>
              <table:table-cell office:value-type="float" office:value="42366.6169221725">
                <text:p>42366.6169221725</text:p>
              </table:table-cell>
              <table:table-cell office:value-type="float" office:value="45822.0487712366">
                <text:p>45822.04877123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  <table:table-cell office:value-type="float" office:value="40852.526786953">
                <text:p>40852.526786953</text:p>
              </table:table-cell>
              <table:table-cell office:value-type="float" office:value="45973.3149005876">
                <text:p>45973.31490058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0">
                <text:p>300</text:p>
              </table:table-cell>
              <table:table-cell office:value-type="float" office:value="43109.8308700889">
                <text:p>43109.8308700889</text:p>
              </table:table-cell>
              <table:table-cell office:value-type="float" office:value="45179.9702711848">
                <text:p>45179.97027118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5">
                <text:p>305</text:p>
              </table:table-cell>
              <table:table-cell office:value-type="float" office:value="36682.5586367057">
                <text:p>36682.5586367057</text:p>
              </table:table-cell>
              <table:table-cell office:value-type="float" office:value="45343.0319736626">
                <text:p>45343.03197366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0">
                <text:p>310</text:p>
              </table:table-cell>
              <table:table-cell office:value-type="float" office:value="35774.2550004539">
                <text:p>35774.2550004539</text:p>
              </table:table-cell>
              <table:table-cell office:value-type="float" office:value="45083.9925133039">
                <text:p>45083.99251330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5">
                <text:p>315</text:p>
              </table:table-cell>
              <table:table-cell office:value-type="float" office:value="38214.1190463655">
                <text:p>38214.1190463655</text:p>
              </table:table-cell>
              <table:table-cell office:value-type="float" office:value="44795.9002219611">
                <text:p>44795.90022196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0">
                <text:p>320</text:p>
              </table:table-cell>
              <table:table-cell office:value-type="float" office:value="34661.3805205354">
                <text:p>34661.3805205354</text:p>
              </table:table-cell>
              <table:table-cell office:value-type="float" office:value="43008.0531526199">
                <text:p>43008.05315261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5">
                <text:p>325</text:p>
              </table:table-cell>
              <table:table-cell office:value-type="float" office:value="30729.834656215">
                <text:p>30729.834656215</text:p>
              </table:table-cell>
              <table:table-cell office:value-type="float" office:value="44354.2619471823">
                <text:p>44354.26194718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">
                <text:p>330</text:p>
              </table:table-cell>
              <table:table-cell office:value-type="float" office:value="32533.6817948283">
                <text:p>32533.6817948283</text:p>
              </table:table-cell>
              <table:table-cell office:value-type="float" office:value="42409.7849482465">
                <text:p>42409.78494824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5">
                <text:p>335</text:p>
              </table:table-cell>
              <table:table-cell office:value-type="float" office:value="31661.3428344239">
                <text:p>31661.3428344239</text:p>
              </table:table-cell>
              <table:table-cell office:value-type="float" office:value="43391.0060344843">
                <text:p>43391.00603448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0">
                <text:p>340</text:p>
              </table:table-cell>
              <table:table-cell office:value-type="float" office:value="31235.1906240795">
                <text:p>31235.1906240795</text:p>
              </table:table-cell>
              <table:table-cell office:value-type="float" office:value="42411.9511316484">
                <text:p>42411.95113164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5">
                <text:p>345</text:p>
              </table:table-cell>
              <table:table-cell office:value-type="float" office:value="30735.9016427339">
                <text:p>30735.9016427339</text:p>
              </table:table-cell>
              <table:table-cell office:value-type="float" office:value="41904.500317038">
                <text:p>41904.500317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0">
                <text:p>350</text:p>
              </table:table-cell>
              <table:table-cell office:value-type="float" office:value="30682.2377294508">
                <text:p>30682.2377294508</text:p>
              </table:table-cell>
              <table:table-cell office:value-type="float" office:value="41575.7631340964">
                <text:p>41575.76313409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5">
                <text:p>355</text:p>
              </table:table-cell>
              <table:table-cell office:value-type="float" office:value="25720.9772253553">
                <text:p>25720.9772253553</text:p>
              </table:table-cell>
              <table:table-cell office:value-type="float" office:value="41297.7075952283">
                <text:p>41297.70759522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0">
                <text:p>360</text:p>
              </table:table-cell>
              <table:table-cell office:value-type="float" office:value="31554.7159886783">
                <text:p>31554.7159886783</text:p>
              </table:table-cell>
              <table:table-cell office:value-type="float" office:value="39571.8780993008">
                <text:p>39571.87809930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5">
                <text:p>365</text:p>
              </table:table-cell>
              <table:table-cell office:value-type="float" office:value="26640.5264854463">
                <text:p>26640.5264854463</text:p>
              </table:table-cell>
              <table:table-cell office:value-type="float" office:value="40926.3149390245">
                <text:p>40926.3149390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0">
                <text:p>370</text:p>
              </table:table-cell>
              <table:table-cell office:value-type="float" office:value="25241.0683612293">
                <text:p>25241.0683612293</text:p>
              </table:table-cell>
              <table:table-cell office:value-type="float" office:value="39754.6558022749">
                <text:p>39754.65580227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5">
                <text:p>375</text:p>
              </table:table-cell>
              <table:table-cell office:value-type="float" office:value="25005.0910971317">
                <text:p>25005.0910971317</text:p>
              </table:table-cell>
              <table:table-cell office:value-type="float" office:value="40220.0991882573">
                <text:p>40220.09918825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0">
                <text:p>380</text:p>
              </table:table-cell>
              <table:table-cell office:value-type="float" office:value="26887.6085650279">
                <text:p>26887.6085650279</text:p>
              </table:table-cell>
              <table:table-cell office:value-type="float" office:value="38875.5249038082">
                <text:p>38875.52490380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5">
                <text:p>385</text:p>
              </table:table-cell>
              <table:table-cell office:value-type="float" office:value="21959.2370864301">
                <text:p>21959.2370864301</text:p>
              </table:table-cell>
              <table:table-cell office:value-type="float" office:value="38451.1885477891">
                <text:p>38451.18854778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0">
                <text:p>390</text:p>
              </table:table-cell>
              <table:table-cell office:value-type="float" office:value="27895.2383142327">
                <text:p>27895.2383142327</text:p>
              </table:table-cell>
              <table:table-cell office:value-type="float" office:value="38444.0481263949">
                <text:p>38444.04812639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5">
                <text:p>395</text:p>
              </table:table-cell>
              <table:table-cell office:value-type="float" office:value="23724.6587174561">
                <text:p>23724.6587174561</text:p>
              </table:table-cell>
              <table:table-cell office:value-type="float" office:value="38320.0516559295">
                <text:p>38320.05165592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0">
                <text:p>400</text:p>
              </table:table-cell>
              <table:table-cell office:value-type="float" office:value="25124.3762135929">
                <text:p>25124.3762135929</text:p>
              </table:table-cell>
              <table:table-cell office:value-type="float" office:value="37856.4898110353">
                <text:p>37856.48981103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5">
                <text:p>405</text:p>
              </table:table-cell>
              <table:table-cell office:value-type="float" office:value="23753.7203741226">
                <text:p>23753.7203741226</text:p>
              </table:table-cell>
              <table:table-cell office:value-type="float" office:value="36587.9030925176">
                <text:p>36587.9030925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0">
                <text:p>410</text:p>
              </table:table-cell>
              <table:table-cell office:value-type="float" office:value="23390.8430360043">
                <text:p>23390.8430360043</text:p>
              </table:table-cell>
              <table:table-cell office:value-type="float" office:value="37382.7481346278">
                <text:p>37382.74813462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5">
                <text:p>415</text:p>
              </table:table-cell>
              <table:table-cell office:value-type="float" office:value="20473.2706183804">
                <text:p>20473.2706183804</text:p>
              </table:table-cell>
              <table:table-cell office:value-type="float" office:value="35951.1816859041">
                <text:p>35951.1816859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0">
                <text:p>420</text:p>
              </table:table-cell>
              <table:table-cell office:value-type="float" office:value="23406.5767342538">
                <text:p>23406.5767342538</text:p>
              </table:table-cell>
              <table:table-cell office:value-type="float" office:value="35963.6677565249">
                <text:p>35963.66775652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5">
                <text:p>425</text:p>
              </table:table-cell>
              <table:table-cell office:value-type="float" office:value="19527.9379146567">
                <text:p>19527.9379146567</text:p>
              </table:table-cell>
              <table:table-cell office:value-type="float" office:value="35392.5524406383">
                <text:p>35392.55244063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0">
                <text:p>430</text:p>
              </table:table-cell>
              <table:table-cell office:value-type="float" office:value="20617.0120275811">
                <text:p>20617.0120275811</text:p>
              </table:table-cell>
              <table:table-cell office:value-type="float" office:value="34275.8225873862">
                <text:p>34275.82258738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5">
                <text:p>435</text:p>
              </table:table-cell>
              <table:table-cell office:value-type="float" office:value="19887.4976626914">
                <text:p>19887.4976626914</text:p>
              </table:table-cell>
              <table:table-cell office:value-type="float" office:value="34927.7335318342">
                <text:p>34927.73353183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0">
                <text:p>440</text:p>
              </table:table-cell>
              <table:table-cell office:value-type="float" office:value="19155.8738576913">
                <text:p>19155.8738576913</text:p>
              </table:table-cell>
              <table:table-cell office:value-type="float" office:value="34026.8907718572">
                <text:p>34026.89077185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5">
                <text:p>445</text:p>
              </table:table-cell>
              <table:table-cell office:value-type="float" office:value="19539.1022318191">
                <text:p>19539.1022318191</text:p>
              </table:table-cell>
              <table:table-cell office:value-type="float" office:value="34517.7882138019">
                <text:p>34517.7882138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0">
                <text:p>450</text:p>
              </table:table-cell>
              <table:table-cell office:value-type="float" office:value="19284.2501880963">
                <text:p>19284.2501880963</text:p>
              </table:table-cell>
              <table:table-cell office:value-type="float" office:value="33129.1184533588">
                <text:p>33129.11845335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5">
                <text:p>455</text:p>
              </table:table-cell>
              <table:table-cell office:value-type="float" office:value="18103.8458683386">
                <text:p>18103.8458683386</text:p>
              </table:table-cell>
              <table:table-cell office:value-type="float" office:value="32226.7226544261">
                <text:p>32226.72265442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0">
                <text:p>460</text:p>
              </table:table-cell>
              <table:table-cell office:value-type="float" office:value="16686.0939393492">
                <text:p>16686.0939393492</text:p>
              </table:table-cell>
              <table:table-cell office:value-type="float" office:value="32889.6824647699">
                <text:p>32889.68246476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5">
                <text:p>465</text:p>
              </table:table-cell>
              <table:table-cell office:value-type="float" office:value="17289.8981771072">
                <text:p>17289.8981771072</text:p>
              </table:table-cell>
              <table:table-cell office:value-type="float" office:value="32744.0685101396">
                <text:p>32744.0685101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0">
                <text:p>470</text:p>
              </table:table-cell>
              <table:table-cell office:value-type="float" office:value="18280.665541695">
                <text:p>18280.665541695</text:p>
              </table:table-cell>
              <table:table-cell office:value-type="float" office:value="31969.6498772824">
                <text:p>31969.6498772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75">
                <text:p>475</text:p>
              </table:table-cell>
              <table:table-cell office:value-type="float" office:value="16315.8733756056">
                <text:p>16315.8733756056</text:p>
              </table:table-cell>
              <table:table-cell office:value-type="float" office:value="31145.229490988">
                <text:p>31145.2294909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0">
                <text:p>480</text:p>
              </table:table-cell>
              <table:table-cell office:value-type="float" office:value="16339.4916749966">
                <text:p>16339.4916749966</text:p>
              </table:table-cell>
              <table:table-cell office:value-type="float" office:value="31139.5730762982">
                <text:p>31139.57307629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5">
                <text:p>485</text:p>
              </table:table-cell>
              <table:table-cell office:value-type="float" office:value="15903.7606928981">
                <text:p>15903.7606928981</text:p>
              </table:table-cell>
              <table:table-cell office:value-type="float" office:value="30335.7804520825">
                <text:p>30335.78045208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0">
                <text:p>490</text:p>
              </table:table-cell>
              <table:table-cell office:value-type="float" office:value="14710.433276805">
                <text:p>14710.433276805</text:p>
              </table:table-cell>
              <table:table-cell office:value-type="float" office:value="30912.8999005542">
                <text:p>30912.89990055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5">
                <text:p>495</text:p>
              </table:table-cell>
              <table:table-cell office:value-type="float" office:value="14634.4161132649">
                <text:p>14634.4161132649</text:p>
              </table:table-cell>
              <table:table-cell office:value-type="float" office:value="30579.3937057533">
                <text:p>30579.39370575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0">
                <text:p>500</text:p>
              </table:table-cell>
              <table:table-cell office:value-type="float" office:value="14368.0312157499">
                <text:p>14368.0312157499</text:p>
              </table:table-cell>
              <table:table-cell office:value-type="float" office:value="30254.4581315124">
                <text:p>30254.45813151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5">
                <text:p>505</text:p>
              </table:table-cell>
              <table:table-cell office:value-type="float" office:value="13660.6191496902">
                <text:p>13660.6191496902</text:p>
              </table:table-cell>
              <table:table-cell office:value-type="float" office:value="30005.8914439857">
                <text:p>30005.89144398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10">
                <text:p>510</text:p>
              </table:table-cell>
              <table:table-cell office:value-type="float" office:value="12995.501094384">
                <text:p>12995.501094384</text:p>
              </table:table-cell>
              <table:table-cell office:value-type="float" office:value="30008.1155936277">
                <text:p>30008.11559362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5">
                <text:p>515</text:p>
              </table:table-cell>
              <table:table-cell office:value-type="float" office:value="12858.5759691158">
                <text:p>12858.5759691158</text:p>
              </table:table-cell>
              <table:table-cell office:value-type="float" office:value="28680.7685582992">
                <text:p>28680.7685582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